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 style:master-page-name="">
      <style:paragraph-properties fo:margin-left="0cm" fo:margin-right="0cm" fo:margin-top="0cm" fo:margin-bottom="0cm" fo:line-height="150%" fo:text-indent="0cm" style:auto-text-indent="false" style:page-number="auto"/>
      <style:text-properties fo:font-size="14pt" fo:language="en" fo:country="US" style:font-size-asian="14pt" style:font-size-complex="14pt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50%" fo:text-indent="0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 style:list-style-name="L1" style:master-page-name="">
      <style:paragraph-properties fo:margin-left="1cm" fo:margin-right="0cm" fo:margin-top="0cm" fo:margin-bottom="0cm" fo:line-height="150%" fo:text-indent="0cm" style:auto-text-indent="false" style:page-number="auto"/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1">
      <style:paragraph-properties fo:margin-left="1cm" fo:margin-right="0cm" fo:margin-top="0cm" fo:margin-bottom="0cm" fo:line-height="150%" fo:text-indent="0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paragraph-properties fo:margin-left="1cm" fo:margin-right="0cm" fo:margin-top="0cm" fo:margin-bottom="0cm" fo:line-height="150%" fo:text-indent="0cm" style:auto-text-indent="false"/>
    </style:style>
    <style:style style:name="P6" style:family="paragraph" style:parent-style-name="Standard" style:list-style-name="L2" style:master-page-name="">
      <style:paragraph-properties fo:margin-top="0cm" fo:margin-bottom="0cm" fo:line-height="150%" style:page-number="auto"/>
      <style:text-properties fo:font-size="14pt" fo:language="ru" fo:country="RU" style:font-size-asian="14pt" style:font-size-complex="14pt"/>
    </style:style>
    <style:style style:name="P7" style:family="paragraph" style:parent-style-name="Standard" style:list-style-name="L2">
      <style:paragraph-properties fo:margin-top="0cm" fo:margin-bottom="0cm" fo:line-height="150%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3">
      <style:paragraph-properties fo:margin-top="0cm" fo:margin-bottom="0cm" fo:line-height="150%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12492229202123957" text:style-name="L1">
        <text:list-item>
          <text:p text:style-name="P1"><text:span text:style-name="T1">Реализовать учебных проект, нацеленный на изучение возможностей фреймворка </text:span>Spring Security. <text:span text:style-name="T1">В процессе создания проекта также будут изучены библиотеки, реализующие протокол </text:span>OAuth 2 <text:span text:style-name="T1">и </text:span>CryptoPro. <text:span text:style-name="T1">Преполагаемый язык реализации — </text:span>Kotlin <text:span text:style-name="T1">на базе </text:span>JVM.</text:p>
        </text:list-item>
        <text:list-item>
          <text:p text:style-name="P2">Этапы реализации:</text:p>
          <text:list>
            <text:list-item>
              <text:p text:style-name="P3">Реализовать простое <text:span text:style-name="T2">web-</text:span>приложение на базе <text:span text:style-name="T2">Spring MVC;</text:span></text:p>
            </text:list-item>
          </text:list>
        </text:list-item>
      </text:list>
      <text:list xml:id="list4365053797387235552" text:style-name="L2">
        <text:list-item>
          <text:list>
            <text:list-item>
              <text:p text:style-name="P6">Спроектировать модель данных;</text:p>
            </text:list-item>
            <text:list-item>
              <text:p text:style-name="P7">Настроить соединение с базой данных;</text:p>
            </text:list-item>
            <text:list-item>
              <text:p text:style-name="P7">Реализовать контроллеры.</text:p>
            </text:list-item>
          </text:list>
        </text:list-item>
      </text:list>
      <text:list xml:id="list32286292" text:continue-list="list2512492229202123957" text:style-name="L1">
        <text:list-item>
          <text:list>
            <text:list-item>
              <text:p text:style-name="P4">Внедрение системы безопасности запросов с использованием <text:span text:style-name="T2">Spring Security;</text:span></text:p>
            </text:list-item>
            <text:list-item>
              <text:p text:style-name="P4">Внедрение системы авторизации<text:span text:style-name="T2"> </text:span>с использованием <text:span text:style-name="T2">OAuth 2;</text:span></text:p>
            </text:list-item>
            <text:list-item>
              <text:p text:style-name="P5"><text:span text:style-name="T3">Внедрение системы подписи с использованием </text:span><text:span text:style-name="T4">CryptoPro.</text:span></text:p>
            </text:list-item>
          </text:list>
        </text:list-item>
        <text:list-item>
          <text:p text:style-name="P2">Проект необходимо реализовать самостоятельно</text:p>
        </text:list-item>
        <text:list-item>
          <text:p text:style-name="P2">Конечное приложение должно иметь минимальный функционал и позволять изучить принципы работы авторизации в <text:span text:style-name="T2">Spring-</text:span>приложениях.</text:p>
        </text:list-item>
        <text:list-item>
          <text:p text:style-name="P2">План реализации:</text:p>
        </text:list-item>
      </text:list>
      <text:list xml:id="list5285910328177410552" text:style-name="L3">
        <text:list-item>
          <text:list>
            <text:list-item>
              <text:p text:style-name="P8"><text:span text:style-name="T2">24.12.2019 —</text:span> изучение материалов по <text:span text:style-name="T2">Spring Security</text:span></text:p>
            </text:list-item>
            <text:list-item>
              <text:p text:style-name="P8">25.12.2019 — создание простого <text:span text:style-name="T2">web-</text:span>приложения на базе <text:span text:style-name="T2">Spring MVC </text:span>с использованием <text:span text:style-name="T2">Spring Security</text:span></text:p>
            </text:list-item>
            <text:list-item>
              <text:p text:style-name="P8"><text:span text:style-name="T2">26.12.2019 — </text:span>изучение материалов по <text:span text:style-name="T2">OAuth 2</text:span></text:p>
            </text:list-item>
            <text:list-item>
              <text:p text:style-name="P8"><text:span text:style-name="T2">27.12.2019 — </text:span>внедрение <text:span text:style-name="T2">OAuth 2</text:span></text:p>
            </text:list-item>
            <text:list-item>
              <text:p text:style-name="P8"><text:span text:style-name="T2">30.12.2019 — </text:span>изучение материалов по <text:span text:style-name="T2">CryptoPro</text:span></text:p>
            </text:list-item>
            <text:list-item>
              <text:p text:style-name="P8"><text:span text:style-name="T2">31.12.2019 — </text:span>внедрение <text:span text:style-name="T2">CryptoPr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1.251cm" fo:margin-right="0cm" fo:margin-top="1.251cm" fo:margin-bottom="0cm" fo:line-height="150%" fo:text-indent="1cm" style:auto-text-indent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0:31:13.68</meta:creation-date>
    <dc:date>2019-12-24T12:07:08.10</dc:date>
    <meta:editing-duration>PT1H3M36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18" meta:word-count="152" meta:character-count="1092"/>
  </office:meta>
</office:document-meta>
</file>